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8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le2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Gestionar bajas/altas laborale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modificar el alta o baja de <text:s/>algún emplead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director debe de haber seleccionado 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7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elija gestionar baja o alta laboral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emplead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introduce el nombre o el número de empleado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pregunta cuántos días estará de baja y la causa de la baja. 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>El director introduce los datos correspondientes.</text:h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6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guarda los datos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elegir entre gestionar bajas/altas laborales de otro empleado, gestionar días libres/vacaciones o consultar datos de emplead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3" text:outline-level="1">Alta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elija gestionar baja o alta laboral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preguntará por los datos del nuevo empleado</text:h>
          </table:table-cell>
          <table:covered-table-cell/>
          <table:covered-table-cell/>
        </table:table-row>
        <table:table-row table:style-name="Table2.1">
          <table:table-cell table:style-name="Table2.A18" office:value-type="string">
            <text:h text:style-name="P3" text:outline-level="1"/>
          </table:table-cell>
          <table:table-cell table:style-name="Table2.B1" office:value-type="string">
            <text:h text:style-name="P3" text:outline-level="1">3</text:h>
          </table:table-cell>
          <table:table-cell table:style-name="Table2.B1" office:value-type="string">
            <text:h text:style-name="P3" text:outline-level="1">El director introduce los dato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9" office:value-type="string">
            <text:h text:style-name="P3" text:outline-level="1"/>
          </table:table-cell>
          <table:table-cell table:style-name="Table2.B1" office:value-type="string">
            <text:h text:style-name="P3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guarda los datos.</text:h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7" meta:word-count="191" meta:character-count="1184" meta:non-whitespace-character-count="1036"/>
    <meta:generator>LibreOfficeDev/6.0.5.2$Linux_X86_64 LibreOffice_project/</meta:generator>
  </office:meta>
</office:document-meta>
</file>